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Ubuntu" fo:font-size="13pt" officeooo:rsid="00115703" officeooo:paragraph-rsid="00132732" style:font-size-asian="13pt" style:font-size-complex="13pt"/>
    </style:style>
    <style:style style:name="P2" style:family="paragraph" style:parent-style-name="Text_20_body">
      <style:paragraph-properties fo:line-height="150%"/>
      <style:text-properties style:font-name="Ubuntu" fo:font-size="13pt" officeooo:rsid="00132732" officeooo:paragraph-rsid="00132732" style:font-size-asian="13pt" style:font-size-complex="13pt"/>
    </style:style>
    <style:style style:name="P3" style:family="paragraph" style:parent-style-name="Text_20_body">
      <style:paragraph-properties fo:line-height="150%"/>
      <style:text-properties style:font-name="Ubuntu" fo:font-size="13pt" officeooo:rsid="00147d10" officeooo:paragraph-rsid="00147d10" style:font-size-asian="13pt" style:font-size-complex="13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3pt" officeooo:rsid="00147d10" officeooo:paragraph-rsid="0016145b" style:font-size-asian="13pt" style:font-size-complex="13pt"/>
    </style:style>
    <style:style style:name="P5" style:family="paragraph" style:parent-style-name="Text_20_body">
      <style:paragraph-properties fo:line-height="150%"/>
      <style:text-properties style:font-name="Ubuntu" fo:font-size="13pt" officeooo:rsid="00154957" officeooo:paragraph-rsid="00154957" style:font-size-asian="13pt" style:font-size-complex="13pt"/>
    </style:style>
    <style:style style:name="P6" style:family="paragraph" style:parent-style-name="Text_20_body">
      <style:paragraph-properties fo:line-height="150%"/>
      <style:text-properties style:font-name="Ubuntu" fo:font-size="13pt" officeooo:rsid="0016145b" officeooo:paragraph-rsid="0016145b" style:font-size-asian="13pt" style:font-size-complex="13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3pt" officeooo:rsid="0016145b" officeooo:paragraph-rsid="0016145b" style:font-size-asian="13pt" style:font-size-complex="13pt"/>
    </style:style>
    <style:style style:name="P8" style:family="paragraph" style:parent-style-name="Text_20_body">
      <style:paragraph-properties fo:line-height="150%"/>
      <style:text-properties style:font-name="Ubuntu" fo:font-size="13pt" officeooo:rsid="0017de5b" officeooo:paragraph-rsid="0017de5b" style:font-size-asian="13pt" style:font-size-complex="13pt"/>
    </style:style>
    <style:style style:name="P9" style:family="paragraph" style:parent-style-name="Text_20_body">
      <style:paragraph-properties fo:line-height="150%"/>
      <style:text-properties style:font-name="Ubuntu" fo:font-size="13pt" officeooo:rsid="0017de5b" officeooo:paragraph-rsid="001a1a99" style:font-size-asian="13pt" style:font-size-complex="13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3pt" officeooo:rsid="0017de5b" officeooo:paragraph-rsid="001a1a99" style:font-size-asian="13pt" style:font-size-complex="13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3pt" officeooo:rsid="0017de5b" officeooo:paragraph-rsid="001fcc6d" style:font-size-asian="13pt" style:font-size-complex="13pt"/>
    </style:style>
    <style:style style:name="P12" style:family="paragraph" style:parent-style-name="Text_20_body">
      <style:paragraph-properties fo:line-height="150%"/>
      <style:text-properties style:font-name="Ubuntu" fo:font-size="13pt" officeooo:rsid="0017de5b" officeooo:paragraph-rsid="001a93f0" style:font-size-asian="13pt" style:font-size-complex="13pt"/>
    </style:style>
    <style:style style:name="P13" style:family="paragraph" style:parent-style-name="Text_20_body">
      <style:paragraph-properties fo:line-height="150%"/>
      <style:text-properties style:font-name="Ubuntu" fo:font-size="13pt" officeooo:rsid="001a1a99" officeooo:paragraph-rsid="001a1a99" style:font-size-asian="13pt" style:font-size-complex="13pt"/>
    </style:style>
    <style:style style:name="P14" style:family="paragraph" style:parent-style-name="Text_20_body">
      <style:paragraph-properties fo:line-height="150%"/>
      <style:text-properties style:font-name="Ubuntu" fo:font-size="13pt" officeooo:rsid="001a1a99" officeooo:paragraph-rsid="001a93f0" style:font-size-asian="13pt" style:font-size-complex="13pt"/>
    </style:style>
    <style:style style:name="P15" style:family="paragraph" style:parent-style-name="Text_20_body">
      <style:paragraph-properties fo:line-height="150%"/>
      <style:text-properties style:font-name="Ubuntu" fo:font-size="13pt" officeooo:rsid="001a93f0" officeooo:paragraph-rsid="001a93f0" style:font-size-asian="13pt" style:font-size-complex="13pt"/>
    </style:style>
    <style:style style:name="P16" style:family="paragraph" style:parent-style-name="Text_20_body">
      <style:paragraph-properties fo:line-height="150%"/>
      <style:text-properties style:font-name="Ubuntu" fo:font-size="13pt" officeooo:rsid="001b0a77" officeooo:paragraph-rsid="001b0a77" style:font-size-asian="13pt" style:font-size-complex="13pt"/>
    </style:style>
    <style:style style:name="P17" style:family="paragraph" style:parent-style-name="Text_20_body">
      <style:paragraph-properties fo:line-height="150%"/>
      <style:text-properties style:font-name="Ubuntu" fo:font-size="13pt" officeooo:rsid="001c9a35" officeooo:paragraph-rsid="001c9a35" style:font-size-asian="13pt" style:font-size-complex="13pt"/>
    </style:style>
    <style:style style:name="P18" style:family="paragraph" style:parent-style-name="Text_20_body">
      <style:paragraph-properties fo:line-height="150%"/>
      <style:text-properties style:font-name="Ubuntu" fo:font-size="13pt" officeooo:rsid="001c9a35" officeooo:paragraph-rsid="001e7266" style:font-size-asian="13pt" style:font-size-complex="13pt"/>
    </style:style>
    <style:style style:name="P19" style:family="paragraph" style:parent-style-name="Text_20_body">
      <style:paragraph-properties fo:line-height="150%"/>
      <style:text-properties style:font-name="Ubuntu" fo:font-size="13pt" officeooo:rsid="001e7266" officeooo:paragraph-rsid="001e7266" style:font-size-asian="13pt" style:font-size-complex="13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3pt" officeooo:rsid="001fcc6d" officeooo:paragraph-rsid="001fcc6d" style:font-size-asian="13pt" style:font-size-complex="13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3pt" officeooo:rsid="0020f286" officeooo:paragraph-rsid="0020f286" style:font-size-asian="13pt" style:font-size-complex="13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3pt" officeooo:rsid="002236a2" officeooo:paragraph-rsid="0022eb20" style:font-size-asian="13pt" style:font-size-complex="13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3pt" officeooo:rsid="0022eb20" officeooo:paragraph-rsid="0022eb20" style:font-size-asian="13pt" style:font-size-complex="13pt"/>
    </style:style>
    <style:style style:name="P24" style:family="paragraph" style:parent-style-name="Text_20_body">
      <style:paragraph-properties fo:line-height="150%"/>
      <style:text-properties style:font-name="Ubuntu" fo:font-size="13pt" officeooo:rsid="00239c78" officeooo:paragraph-rsid="00239c78" style:font-size-asian="13pt" style:font-size-complex="13pt"/>
    </style:style>
    <style:style style:name="P25" style:family="paragraph" style:parent-style-name="Text_20_body">
      <style:paragraph-properties fo:line-height="150%"/>
      <style:text-properties style:font-name="Ubuntu" fo:font-size="13pt" fo:font-weight="bold" officeooo:rsid="001c9a35" officeooo:paragraph-rsid="001c9a35" style:font-size-asian="13pt" style:font-weight-asian="bold" style:font-size-complex="13pt" style:font-weight-complex="bold"/>
    </style:style>
    <style:style style:name="P26" style:family="paragraph" style:parent-style-name="Text_20_body">
      <style:paragraph-properties fo:line-height="150%"/>
      <style:text-properties style:font-name="Ubuntu" fo:font-size="13pt" fo:font-weight="normal" officeooo:rsid="00233474" officeooo:paragraph-rsid="00233474" style:font-size-asian="13pt" style:font-weight-asian="normal" style:font-size-complex="13pt" style:font-weight-complex="normal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3pt" fo:font-style="normal" officeooo:rsid="0017de5b" officeooo:paragraph-rsid="0020f286" style:font-size-asian="13pt" style:font-style-asian="normal" style:font-size-complex="13pt" style:font-style-complex="normal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3pt" fo:font-style="normal" officeooo:rsid="0017de5b" officeooo:paragraph-rsid="002236a2" style:font-size-asian="13pt" style:font-style-asian="normal" style:font-size-complex="13pt" style:font-style-complex="normal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3pt" fo:font-style="normal" officeooo:rsid="0017de5b" officeooo:paragraph-rsid="0022eb20" style:font-size-asian="13pt" style:font-style-asian="normal" style:font-size-complex="13pt" style:font-style-complex="normal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3pt" fo:font-style="normal" officeooo:rsid="0017de5b" officeooo:paragraph-rsid="00233474" style:font-size-asian="13pt" style:font-style-asian="normal" style:font-size-complex="13pt" style:font-style-complex="normal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3pt" fo:font-style="normal" officeooo:rsid="002236a2" officeooo:paragraph-rsid="002236a2" style:font-size-asian="13pt" style:font-style-asian="normal" style:font-size-complex="13pt" style:font-style-complex="normal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3pt" fo:font-style="normal" officeooo:rsid="0022eb20" officeooo:paragraph-rsid="0022eb20" style:font-size-asian="13pt" style:font-style-asian="normal" style:font-size-complex="13pt" style:font-style-complex="normal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Ubuntu" fo:font-size="13pt" fo:font-style="normal" officeooo:rsid="00233474" officeooo:paragraph-rsid="00233474" style:font-size-asian="13pt" style:font-style-asian="normal" style:font-size-complex="13pt" style:font-style-complex="normal"/>
    </style:style>
    <style:style style:name="P34" style:family="paragraph" style:parent-style-name="Text_20_body">
      <style:paragraph-properties fo:line-height="150%"/>
      <style:text-properties style:text-line-through-style="none" style:text-line-through-type="none" style:font-name="Ubuntu" fo:font-size="13pt" officeooo:rsid="001c9a35" officeooo:paragraph-rsid="001c9a35" style:font-size-asian="13pt" style:font-size-complex="13pt"/>
    </style:style>
    <style:style style:name="P35" style:family="paragraph" style:parent-style-name="Text_20_body">
      <style:paragraph-properties fo:line-height="150%"/>
      <style:text-properties style:text-line-through-style="none" style:text-line-through-type="none" style:font-name="Ubuntu" fo:font-size="13pt" officeooo:rsid="002566f7" officeooo:paragraph-rsid="002566f7" style:font-size-asian="13pt" style:font-size-complex="13pt"/>
    </style:style>
    <style:style style:name="P36" style:family="paragraph" style:parent-style-name="Title">
      <style:paragraph-properties fo:line-height="150%"/>
    </style:style>
    <style:style style:name="P37" style:family="paragraph" style:parent-style-name="Heading_20_1">
      <style:paragraph-properties fo:line-height="150%" fo:text-align="center" style:justify-single-word="false"/>
    </style:style>
    <style:style style:name="P38" style:family="paragraph" style:parent-style-name="Heading_20_2">
      <style:paragraph-properties fo:line-height="150%" fo:text-align="center" style:justify-single-word="false"/>
    </style:style>
    <style:style style:name="P39" style:family="paragraph" style:parent-style-name="Heading_20_3">
      <style:paragraph-properties fo:line-height="150%"/>
    </style:style>
    <style:style style:name="T1" style:family="text">
      <style:text-properties officeooo:rsid="00132732"/>
    </style:style>
    <style:style style:name="T2" style:family="text">
      <style:text-properties officeooo:rsid="00147d10"/>
    </style:style>
    <style:style style:name="T3" style:family="text">
      <style:text-properties officeooo:rsid="00163705"/>
    </style:style>
    <style:style style:name="T4" style:family="text">
      <style:text-properties officeooo:rsid="0017de5b"/>
    </style:style>
    <style:style style:name="T5" style:family="text">
      <style:text-properties officeooo:rsid="00186155"/>
    </style:style>
    <style:style style:name="T6" style:family="text">
      <style:text-properties officeooo:rsid="001a1a99"/>
    </style:style>
    <style:style style:name="T7" style:family="text">
      <style:text-properties officeooo:rsid="001a93f0"/>
    </style:style>
    <style:style style:name="T8" style:family="text">
      <style:text-properties officeooo:rsid="001b0a77"/>
    </style:style>
    <style:style style:name="T9" style:family="text">
      <style:text-properties officeooo:rsid="001c9a35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1e7266"/>
    </style:style>
    <style:style style:name="T12" style:family="text">
      <style:text-properties style:text-line-through-style="none" style:text-line-through-type="none" officeooo:rsid="002566f7"/>
    </style:style>
    <style:style style:name="T13" style:family="text">
      <style:text-properties style:text-line-through-style="none" style:text-line-through-type="none" officeooo:rsid="0025fec2"/>
    </style:style>
    <style:style style:name="T14" style:family="text">
      <style:text-properties officeooo:rsid="001e7266"/>
    </style:style>
    <style:style style:name="T15" style:family="text">
      <style:text-properties officeooo:rsid="0020f286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2eb20" style:font-style-asian="normal" style:font-style-complex="normal"/>
    </style:style>
    <style:style style:name="T18" style:family="text">
      <style:text-properties fo:font-style="normal" officeooo:rsid="00233474" style:font-style-asian="normal" style:font-style-complex="normal"/>
    </style:style>
    <style:style style:name="T19" style:family="text">
      <style:text-properties fo:font-weight="normal" officeooo:rsid="0020f286" style:font-weight-asian="normal" style:font-weight-complex="normal"/>
    </style:style>
    <style:style style:name="T20" style:family="text">
      <style:text-properties officeooo:rsid="002340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erminal</text:p>
      <text:p text:style-name="P1">Dentro do terminal temos o prompt de comando, que é o local onde comandos são inseridos. O local que chamamos de terminal (a aplicação) <text:span text:style-name="T1">é tecnicamente na verdade o emulador de terminal, ou seja, estamos usando um pseudo-terminal.</text:span></text:p>
      <text:p text:style-name="P2">Por baixo do “terminal” tem um interpretador de comando<text:span text:style-name="T2">s</text:span> chamado bash, para saber a versão desse interpretador digite o seguinte codigo:</text:p>
      <text:p text:style-name="P2">bash –version</text:p>
      <text:p text:style-name="P2"><text:span text:style-name="T2">(</text:span>O bash não é o único interpretador de comandos que o linux tem, porem ele é o mais famoso <text:span text:style-name="T2">e comum</text:span> de todos, é ele que vem instalado em todas ou na maioria das distribuições linux.</text:p>
      <text:p text:style-name="P2"><text:span text:style-name="T2">Todo</text:span>s <text:span text:style-name="T2">os</text:span> interpretadores de comandos <text:span text:style-name="T2">tem caracteristicas diferentes e funções únicas, já que não é proibido usar outro interpretador, caso goste de um outro que não seja o bash, use-o. O z-shell por exemplo te da sujestões pra corrigir comandos caso escreva errado).</text:span></text:p>
      <text:p text:style-name="P3">O prompt é o local para inserir comandos:</text:p>
      <text:p text:style-name="P12">________________________________</text:p>
      <text:p text:style-name="P19">O / representa o diretorio ou pasta raiz, tem acesso as pastas do sistema</text:p>
      <text:p text:style-name="P15"><text:span text:style-name="T9">O</text:span> ~ (til) representa a pasta principal, <text:span text:style-name="T14">a</text:span> <text:span text:style-name="T8">pasta </text:span>do usuario</text:p>
      <text:p text:style-name="P19">O <text:s/>.. representa o diretorio pai, ou seja, diretorio anterior, volta uma pasta / diretorio</text:p>
      <text:p text:style-name="P17">Ao botar um ponto ( . ) na frente do nome do arquivo / pasta ele vai ficar oculto, esse metodo geralmente é usado pra guardar configuração</text:p>
      <text:p text:style-name="P25"><text:span text:style-name="T15">*</text:span><text:span text:style-name="T19">Tudo no linux é arquivo</text:span><text:span text:style-name="T15">*</text:span></text:p>
      <text:p text:style-name="P26">Para acessar o historico dos comando utilize seta pra cima <text:span text:style-name="T20">e seta pra baixo, vai acessar todos os comandos digitados (guarda os 2mil ultimos comandos digitados)</text:span></text:p>
      <text:p text:style-name="P3"><text:soft-page-break/>___________________________________________________________________________</text:p>
      <text:h text:style-name="P38" text:outline-level="2">Regras dos comandos</text:h>
      <text:p text:style-name="P7">- Todo comando precisa estar em minusculo</text:p>
      <text:p text:style-name="P7">- Todo comando tem a possibilidade de usar parametro</text:p>
      <text:p text:style-name="P7">- O parametro modifica a saida do comando, ou seja, o resultado do comando vai <text:span text:style-name="T3">aparecer</text:span> de um jeito diferente</text:p>
      <text:p text:style-name="P7">- O parametro é passado pra modificar o resultado <text:span text:style-name="T3">do comando</text:span></text:p>
      <text:p text:style-name="P7">- <text:span text:style-name="T3">Cada comando tem seu parametro especifico</text:span></text:p>
      <text:p text:style-name="P7">- <text:span text:style-name="T3">Os parametros são sempre dados por um tracinho ( - ) e uma letra ou dois tracinhos ( -- ) e uma palavra </text:span><text:span text:style-name="T4">(não são todos que apresentam esses dois tipos)</text:span></text:p>
      <text:p text:style-name="P4">___________________________________________________________________________</text:p>
      <text:h text:style-name="P37" text:outline-level="1">Comandos Basicos</text:h>
      <text:p text:style-name="P5">Para listar o conteudo de uma pasta / diretorio digite:</text:p>
      <text:p text:style-name="P5">ls</text:p>
      <text:p text:style-name="P6">Vai mostrar quais são as pastas ou arquivos que estão no diretorio atual</text:p>
      <text:h text:style-name="P39" text:outline-level="3">Parametros ls:</text:h>
      <text:p text:style-name="P8">ls -l</text:p>
      <text:p text:style-name="P8"><text:span text:style-name="T6">Alem de listar o conteudo que esta no diretorio tambem mostra</text:span> o tipo do diretorio, <text:span text:style-name="T6">permissão,</text:span> <text:span text:style-name="T5">quantas pastas tem dentro, o usuario proprietario, grupo proprietario, </text:span><text:span text:style-name="T6">tamanho e data de criação ou alteração.</text:span></text:p>
      <text:p text:style-name="P15">ls -l -h</text:p>
      <text:p text:style-name="P15">Faz a informaç<text:span text:style-name="T9">ão</text:span> sobre o diretorio ficar mais “humana”, mais legivel para pessoas (mostra em mega, giga etc.)</text:p>
      <text:p text:style-name="P16">ls -a <text:span text:style-name="T9">(ls --all)</text:span></text:p>
      <text:p text:style-name="P17">Mostra todos os arquivos / pastas até aqueles que estão oculto</text:p>
      <text:p text:style-name="P17"><text:soft-page-break/>ls -<text:span text:style-name="T10">la (-l + -a)</text:span></text:p>
      <text:p text:style-name="P34">Apresenta o mesmo resutado do -l e do -a, ou seja, informações sobre o diretorio atual</text:p>
      <text:p text:style-name="P18"><text:span text:style-name="T10">ls -la</text:span><text:span text:style-name="T11">h</text:span><text:span text:style-name="T10"> (-l + -a </text:span><text:span text:style-name="T11">+ -h</text:span><text:span text:style-name="T10">)</text:span></text:p>
      <text:p text:style-name="P18"><text:span text:style-name="T10">Apresenta o mesmo resutado do -l, do -a </text:span><text:span text:style-name="T11">e do -h,</text:span><text:span text:style-name="T10"> ou seja, informações sobre o diretorio atual </text:span><text:span text:style-name="T11">de uma forma mais legivel (humana)</text:span></text:p>
      <text:p text:style-name="P24"><text:span text:style-name="T11">l</text:span><text:span text:style-name="T10">s -R</text:span></text:p>
      <text:p text:style-name="P24"><text:span text:style-name="T10">Alem de listar o conteudo do diretorio atual tambem vai listar os filhos das pastas </text:span><text:span text:style-name="T12">que tiver</text:span><text:span text:style-name="T10">, ou seja, vai listar pastas que estão dentro de pastas, </text:span><text:span text:style-name="T13">ou seja, lista todo o conteudo do diretorio e subdiretorios</text:span></text:p>
      <text:p text:style-name="P35">ls -Rla</text:p>
      <text:p text:style-name="P35">Vai juntar as funções do -R, -l e do -a</text:p>
      <text:p text:style-name="P14">O ls tem muitos parametros então caso queira ver mais basta pesquisar</text:p>
      <text:p text:style-name="P9">___________________________________________________________________________</text:p>
      <text:p text:style-name="P13">Para entrar <text:span text:style-name="T7">ou sair</text:span> <text:span text:style-name="T7">d</text:span>e algum diretorio / pasta digite:<text:line-break/>cd *nome da pasta/</text:p>
      <text:p text:style-name="P13">ex: entrar no diretorio Downloads: cd Downloads/</text:p>
      <text:p text:style-name="P15">cd significa: “mude o diretorio”</text:p>
      <text:p text:style-name="P10">________________________________</text:p>
      <text:p text:style-name="P20">Para pegar a lista de conteudo de alguma pasta sem entrar nela digite:</text:p>
      <text:p text:style-name="P20">ls nome do arquivo/</text:p>
      <text:p text:style-name="P20">Vai pegar a lista de arquivos dentro da pasta e depois vai sair, ex: caso queira ver o conteudo da pasta bin: ls bin/</text:p>
      <text:p text:style-name="P11">________________________________</text:p>
      <text:p text:style-name="P21">Para pegar o conteudo de <text:s/>um arquivo e jogar na tela digite:</text:p>
      <text:p text:style-name="P21">cat *nome ou caminho do arquivo</text:p>
      <text:p text:style-name="P21"><text:soft-page-break/>ex: caso queira pegar o conteudo de cpuinfo: cat /<text:span text:style-name="T16">proc/cpuinfo</text:span></text:p>
      <text:p text:style-name="P27">________________________________</text:p>
      <text:p text:style-name="P31">Para ver melhor as informações da cpu digite:</text:p>
      <text:p text:style-name="P31">lscpu</text:p>
      <text:p text:style-name="P31">ele basicamente tá pegando as informações do proc cpuinfo e formatando, deixando mais legivel</text:p>
      <text:p text:style-name="P28">________________________________</text:p>
      <text:p text:style-name="P31">Para ver o caminho completo (absoluto) do diretorio que você esta digite:</text:p>
      <text:p text:style-name="P31">pwd</text:p>
      <text:p text:style-name="P31">O caminho completo significa que sempre vai começar do raiz: /home</text:p>
      <text:p text:style-name="P28">________________________________</text:p>
      <text:p text:style-name="P31">Para criar uma pasta no diretorio atual digite:</text:p>
      <text:p text:style-name="P31">mkdir *nome da pasta</text:p>
      <text:p text:style-name="P31">ex: caso queira criar uma pasta chamada Linux: mkdir Linux</text:p>
      <text:p text:style-name="P29">________________________________</text:p>
      <text:p text:style-name="P22"><text:span text:style-name="T16">Para criar um </text:span><text:span text:style-name="T17">arquivo</text:span><text:span text:style-name="T16"> no diretorio atual digite:</text:span></text:p>
      <text:p text:style-name="P32">touch *nome do arquivo.tipo do arquivo</text:p>
      <text:p text:style-name="P32">O touch serve pra criar arquivos zerados (sem conteudo) e sem formato especifico</text:p>
      <text:p text:style-name="P32">ex: caso queira criar um arquivo do tipo txt com o nome oi: touch oi.txt</text:p>
      <text:p text:style-name="P29">________________________________</text:p>
      <text:p text:style-name="P32">Para escrever dentro do arquivo digite:</text:p>
      <text:p text:style-name="P32">nano *nome do arquivo.tipo do arquivo</text:p>
      <text:p text:style-name="P23"><text:span text:style-name="T16">Tem vários tipos de editores de texto, o que vamos usar sera o nano e lembrando que o arquivo precisa estar n</text:span><text:span text:style-name="T18">a</text:span><text:span text:style-name="T16"> </text:span><text:span text:style-name="T18">pasta</text:span><text:span text:style-name="T16"> atual</text:span></text:p>
      <text:p text:style-name="P32">ex: caso queira escrever dentro do arquivo oi.txt: nano oi.txt</text:p>
      <text:p text:style-name="P29"><text:soft-page-break/>________________________________</text:p>
      <text:p text:style-name="P33">Para salvar o que você escreveu digite o atalho:</text:p>
      <text:p text:style-name="P33">Ctrl + o</text:p>
      <text:p text:style-name="P30">________________________________</text:p>
      <text:p text:style-name="P33">Para fechar o editor de texto digite o atalho:</text:p>
      <text:p text:style-name="P33">Ctrl + x</text:p>
      <text:p text:style-name="P30">________________________________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05:43:03.242636676</meta:creation-date>
    <dc:date>2022-08-03T15:22:36.891161102</dc:date>
    <meta:editing-duration>PT12M24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5" meta:paragraph-count="84" meta:word-count="840" meta:character-count="5145" meta:non-whitespace-character-count="4388"/>
  </office:meta>
</office:document-meta>
</file>